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2A151A4DB83947D14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a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554cm" svg:y="-1.552cm" svg:width="19.898cm" svg:height="26.783cm" draw:z-index="0"><draw:image xlink:href="Pictures/10000001000001F4000002A151A4DB83947D14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3:25:00.147000000</meta:creation-date>
    <dc:date>2025-03-02T13:26:28.648000000</dc:date>
    <meta:editing-duration>PT1M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